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72f" draw:textarea-horizontal-align="justify" draw:textarea-vertical-align="middle" draw:auto-grow-height="false" fo:min-height="1.317cm" fo:min-width="1.739cm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206cm" fo:min-width="1.66cm"/>
      <style:paragraph-properties style:writing-mode="lr-tb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1.08cm" fo:min-width="1.3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dbb6" draw:textarea-horizontal-align="justify" draw:textarea-vertical-align="middle" draw:auto-grow-height="false" fo:min-height="1.111cm" fo:min-width="1.52cm"/>
      <style:paragraph-properties style:writing-mode="lr-tb"/>
    </style:style>
    <style:style style:name="gr7" style:family="graphic" style:parent-style-name="standard">
      <style:graphic-properties draw:fill-color="#ffdbb6" draw:textarea-horizontal-align="justify" draw:textarea-vertical-align="middle" draw:auto-grow-height="false" fo:min-height="1.206cm" fo:min-width="1.5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4pt" style:font-size-complex="14pt"/>
    </style:style>
    <style:style style:name="P2" style:family="paragraph">
      <loext:graphic-properties draw:fill-color="#ff972f"/>
      <style:paragraph-properties fo:text-align="center" style:writing-mode="lr-tb"/>
      <style:text-properties fo:font-size="10pt" style:font-size-asian="14pt" style:font-size-complex="14pt"/>
    </style:style>
    <style:style style:name="P3" style:family="paragraph">
      <style:paragraph-properties fo:text-align="center" style:writing-mode="lr-tb"/>
      <style:text-properties fo:font-size="10pt" style:font-size-asian="12pt" style:font-size-complex="12pt"/>
    </style:style>
    <style:style style:name="P4" style:family="paragraph">
      <loext:graphic-properties draw:fill-color="#ffdbb6"/>
      <style:paragraph-properties fo:text-align="center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solid"/>
      <style:paragraph-properties fo:text-align="center"/>
      <style:text-properties fo:font-size="1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.165cm" svg:height="2.215cm" svg:x="3.878cm" svg:y="0.90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4.318cm" svg:height="2.912cm" svg:x="8.45cm" svg:y="0.536cm">
          <text:p text:style-name="P3"><text:span text:style-name="T2">Found camera targe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3" draw:id="id3" draw:layer="layout" svg:width="3.692cm" svg:height="2.658cm" svg:x="23.182cm" svg:y="0.908cm">
          <text:p text:style-name="P3"><text:span text:style-name="T2">Init global targ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5" draw:layer="layout" svg:width="1.231cm" svg:height="0.645cm" svg:x="17.057cm" svg:y="1.133cm">
          <draw:text-box>
            <text:p><text:span text:style-name="T3">YES</text:span></text:p>
          </draw:text-box>
        </draw:frame>
        <draw:connector draw:style-name="gr5" draw:text-style-name="P6" draw:layer="layout" svg:x1="7.043cm" svg:y1="2.016cm" svg:x2="8.45cm" svg:y2="1.992cm" draw:start-shape="id1" draw:start-glue-point="10" draw:end-shape="id2" draw:end-glue-point="5" svg:d="M7043 2016h704v-24h703" svg:viewBox="0 0 1408 25">
          <text:p/>
        </draw:connector>
        <draw:connector draw:style-name="gr5" draw:text-style-name="P6" draw:layer="layout" svg:x1="10.609cm" svg:y1="3.448cm" svg:x2="5.461cm" svg:y2="3.123cm" draw:start-shape="id2" draw:start-glue-point="6" draw:end-shape="id1" draw:end-glue-point="8" svg:d="M10609 3448v501h-5148v-826" svg:viewBox="0 0 5149 827">
          <text:p/>
        </draw:connector>
        <draw:connector draw:style-name="gr5" draw:text-style-name="P6" draw:layer="layout" svg:x1="25.028cm" svg:y1="3.566cm" svg:x2="5.461cm" svg:y2="3.123cm" draw:start-shape="id3" draw:start-glue-point="6" draw:end-shape="id1" draw:end-glue-point="8" svg:d="M25028 3566v502h-19567v-945" svg:viewBox="0 0 19568 946">
          <text:p/>
        </draw:connector>
        <draw:connector draw:style-name="gr5" draw:text-style-name="P6" draw:layer="layout" svg:x1="12.768cm" svg:y1="1.992cm" svg:x2="23.182cm" svg:y2="2.237cm" draw:start-shape="id2" draw:start-glue-point="7" draw:end-shape="id3" draw:end-glue-point="5" svg:d="M12768 1992h5208v245h5206" svg:viewBox="0 0 10415 246">
          <text:p/>
        </draw:connector>
        <draw:connector draw:style-name="gr5" draw:text-style-name="P6" draw:layer="layout" svg:x1="25.028cm" svg:y1="3.566cm" svg:x2="5.461cm" svg:y2="3.123cm" draw:start-shape="id3" draw:start-glue-point="6" draw:end-shape="id1" draw:end-glue-point="8" svg:d="M25028 3566v502h-19567v-945" svg:viewBox="0 0 19568 946">
          <text:p/>
        </draw:connector>
        <draw:frame draw:style-name="gr4" draw:text-style-name="P5" draw:layer="layout" svg:width="1.231cm" svg:height="0.645cm" svg:x="7.18cm" svg:y="3.057cm">
          <draw:text-box>
            <text:p><text:span text:style-name="T3">No</text:span></text:p>
          </draw:text-box>
        </draw:frame>
        <draw:frame draw:style-name="gr4" draw:text-style-name="P5" draw:layer="layout" svg:width="1.231cm" svg:height="0.645cm" svg:x="16.803cm" svg:y="3.165cm">
          <draw:text-box>
            <text:p><text:span text:style-name="T3">No</text:span></text:p>
          </draw:text-box>
        </draw:frame>
        <draw:custom-shape draw:style-name="gr1" draw:text-style-name="P2" xml:id="id4" draw:id="id4" draw:layer="layout" svg:width="3.165cm" svg:height="2.215cm" svg:x="12.032cm" svg:y="5.88cm">
          <text:p text:style-name="P1"><text:span text:style-name="T1">FOLL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26.874cm" svg:y1="2.237cm" svg:x2="13.615cm" svg:y2="5.88cm" draw:start-shape="id3" draw:start-glue-point="7" draw:end-shape="id4" draw:end-glue-point="4" svg:d="M26874 2237h502v2486h-13761v1157" svg:viewBox="0 0 13762 3644">
          <text:p/>
        </draw:connector>
        <draw:frame draw:style-name="gr4" draw:text-style-name="P5" draw:layer="layout" svg:width="1.231cm" svg:height="0.645cm" svg:x="25.976cm" svg:y="3.819cm">
          <draw:text-box>
            <text:p><text:span text:style-name="T3">YES</text:span></text:p>
          </draw:text-box>
        </draw:frame>
        <draw:custom-shape draw:style-name="gr6" draw:text-style-name="P4" xml:id="id5" draw:id="id5" draw:layer="layout" svg:width="4.038cm" svg:height="2.721cm" svg:x="17.366cm" svg:y="5.163cm">
          <text:p text:style-name="P3"><text:span text:style-name="T2">Found camera targe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6" draw:id="id6" draw:layer="layout" svg:width="3.692cm" svg:height="2.658cm" svg:x="23.468cm" svg:y="5.226cm">
          <text:p text:style-name="P3"><text:span text:style-name="T2">Update global targ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5" draw:layer="layout" svg:width="1.231cm" svg:height="0.645cm" svg:x="22.205cm" svg:y="5.597cm">
          <draw:text-box>
            <text:p><text:span text:style-name="T3">YES</text:span></text:p>
          </draw:text-box>
        </draw:frame>
        <draw:connector draw:style-name="gr5" draw:text-style-name="P6" draw:layer="layout" svg:x1="15.197cm" svg:y1="6.988cm" svg:x2="17.366cm" svg:y2="6.524cm" draw:start-shape="id4" draw:start-glue-point="10" draw:end-shape="id5" draw:end-glue-point="5" svg:d="M15197 6988h1085v-464h1084" svg:viewBox="0 0 2170 465">
          <text:p/>
        </draw:connector>
        <draw:connector draw:style-name="gr5" draw:text-style-name="P6" draw:layer="layout" svg:x1="21.404cm" svg:y1="6.524cm" svg:x2="23.468cm" svg:y2="6.555cm" draw:start-shape="id5" draw:start-glue-point="7" draw:end-shape="id6" draw:end-glue-point="5" svg:d="M21404 6524h1033v31h1031" svg:viewBox="0 0 2065 32">
          <text:p/>
        </draw:connector>
        <draw:connector draw:style-name="gr5" draw:text-style-name="P7" draw:layer="layout" svg:x1="27.16cm" svg:y1="6.555cm" svg:x2="13.615cm" svg:y2="8.095cm" draw:start-shape="id6" draw:start-glue-point="7" draw:end-shape="id4" draw:end-glue-point="8" svg:d="M27160 6555h502v2041h-14047v-501" svg:viewBox="0 0 14048 2042">
          <text:p/>
        </draw:connector>
        <draw:frame draw:style-name="gr4" draw:text-style-name="P5" draw:layer="layout" svg:width="1.231cm" svg:height="0.645cm" svg:x="15.197cm" svg:y="7.767cm">
          <draw:text-box>
            <text:p><text:span text:style-name="T3">YES</text:span></text:p>
          </draw:text-box>
        </draw:frame>
        <draw:custom-shape draw:style-name="gr1" draw:text-style-name="P2" xml:id="id7" draw:id="id7" draw:layer="layout" svg:width="3.165cm" svg:height="2.215cm" svg:x="2.862cm" svg:y="8.408cm">
          <text:p text:style-name="P1"><text:span text:style-name="T1">SEARCH TARGET</text:span></text:p>
          <text:p text:style-name="P1"><text:span text:style-name="T1">WITH LID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9.385cm" svg:y1="7.884cm" svg:x2="6.027cm" svg:y2="9.516cm" draw:start-shape="id5" draw:start-glue-point="6" draw:end-shape="id7" draw:end-glue-point="10" svg:d="M19385 7884v1632h-13358" svg:viewBox="0 0 13359 1633">
          <text:p/>
        </draw:connector>
        <draw:frame draw:style-name="gr4" draw:text-style-name="P5" draw:layer="layout" svg:width="1.231cm" svg:height="0.645cm" svg:x="12.107cm" svg:y="8.591cm">
          <draw:text-box>
            <text:p><text:span text:style-name="T3">No</text:span></text:p>
          </draw:text-box>
        </draw:frame>
        <draw:connector draw:style-name="gr5" draw:text-style-name="P7" draw:layer="layout" svg:x1="25.314cm" svg:y1="7.884cm" svg:x2="5.564cm" svg:y2="10.299cm" draw:start-shape="id6" draw:start-glue-point="6" draw:end-shape="id7" draw:end-glue-point="9" svg:d="M25314 7884v3240h-19750v-825" svg:viewBox="0 0 19751 3241">
          <text:p/>
        </draw:connector>
        <draw:frame draw:style-name="gr4" draw:text-style-name="P5" draw:layer="layout" svg:width="1.231cm" svg:height="0.645cm" svg:x="7.18cm" svg:y="10.232cm">
          <draw:text-box>
            <text:p><text:span text:style-name="T3">No</text:span></text:p>
          </draw:text-box>
        </draw:frame>
        <draw:custom-shape draw:style-name="gr7" draw:text-style-name="P4" xml:id="id8" draw:id="id8" draw:layer="layout" svg:width="4.064cm" svg:height="2.912cm" svg:x="6.926cm" svg:y="11.893cm">
          <text:p text:style-name="P3"><text:span text:style-name="T2">Update global traget</text:span></text:p>
          <text:p text:style-name="P3"><text:span text:style-name="T2">With leg detecto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7" draw:layer="layout" svg:x1="4.445cm" svg:y1="10.623cm" svg:x2="6.926cm" svg:y2="13.349cm" draw:start-shape="id7" draw:start-glue-point="8" draw:end-shape="id8" draw:end-glue-point="5" svg:d="M4445 10623v2726h2481" svg:viewBox="0 0 2482 2727">
          <text:p/>
        </draw:connector>
        <draw:connector draw:style-name="gr5" draw:text-style-name="P7" draw:layer="layout" svg:x1="10.99cm" svg:y1="13.349cm" svg:x2="8.958cm" svg:y2="11.893cm" draw:start-shape="id8" draw:start-glue-point="7" draw:end-shape="id8" draw:end-glue-point="4" svg:d="M10990 13349h502v-1957h-2534v501" svg:viewBox="0 0 2535 1958">
          <text:p/>
        </draw:connector>
        <draw:frame draw:style-name="gr8" draw:text-style-name="P5" draw:layer="layout" svg:width="3.048cm" svg:height="1.039cm" svg:x="9.974cm" svg:y="11.893cm">
          <draw:text-box>
            <text:p><text:span text:style-name="T3">No, &lt; num of trials</text:span></text:p>
          </draw:text-box>
        </draw:frame>
        <draw:connector draw:style-name="gr5" draw:text-style-name="P7" draw:layer="layout" svg:x1="8.958cm" svg:y1="14.805cm" svg:x2="13.615cm" svg:y2="8.095cm" draw:start-shape="id8" draw:start-glue-point="6" draw:end-shape="id4" draw:end-glue-point="8" svg:d="M8958 14805v501h4657v-7211" svg:viewBox="0 0 4658 7212">
          <text:p/>
        </draw:connector>
        <draw:frame draw:style-name="gr4" draw:text-style-name="P5" draw:layer="layout" svg:width="1.231cm" svg:height="0.645cm" svg:x="12.045cm" svg:y="14.296cm">
          <draw:text-box>
            <text:p><text:span text:style-name="T3">YES</text:span></text:p>
          </draw:text-box>
        </draw:frame>
        <draw:frame draw:style-name="gr4" draw:text-style-name="P5" draw:layer="layout" svg:width="1.231cm" svg:height="0.645cm" svg:x="5.402cm" svg:y="6.676cm">
          <draw:text-box>
            <text:p><text:span text:style-name="T3">No</text:span></text:p>
          </draw:text-box>
        </draw:frame>
        <draw:frame draw:style-name="gr4" draw:text-style-name="P5" draw:layer="layout" svg:width="1.231cm" svg:height="0.645cm" svg:x="15.197cm" svg:y="5.879cm">
          <draw:text-box>
            <text:p><text:span text:style-name="T3">YES</text:span></text:p>
          </draw:text-box>
        </draw:frame>
        <draw:connector draw:style-name="gr5" draw:text-style-name="P7" draw:layer="layout" svg:x1="8.958cm" svg:y1="11.893cm" svg:x2="4.341cm" svg:y2="2.799cm" draw:start-shape="id8" draw:start-glue-point="4" draw:end-shape="id1" draw:end-glue-point="7" svg:d="M8958 11893v-4385h-4617v-4709" svg:viewBox="0 0 4618 9095">
          <text:p/>
        </draw:connector>
        <draw:custom-shape draw:style-name="gr1" draw:text-style-name="P2" xml:id="id9" draw:id="id9" draw:layer="layout" svg:width="3.165cm" svg:height="2.215cm" svg:x="0.1cm" svg:y="0.908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3.265cm" svg:y1="2.016cm" svg:x2="3.878cm" svg:y2="2.016cm" draw:start-shape="id9" draw:start-glue-point="10" draw:end-shape="id1" draw:end-glue-point="6" svg:d="M3265 2016h613" svg:viewBox="0 0 614 1">
          <text:p/>
        </draw:connector>
        <draw:connector draw:style-name="gr5" draw:text-style-name="P6" draw:layer="layout" svg:x1="6.58cm" svg:y1="1.232cm" svg:x2="0.563cm" svg:y2="1.232cm" draw:start-shape="id1" draw:start-glue-point="11" draw:end-shape="id9" draw:end-glue-point="5" svg:d="M6580 1232v-826h-6017v826" svg:viewBox="0 0 6018 827">
          <text:p/>
        </draw:connector>
        <draw:connector draw:style-name="gr5" draw:text-style-name="P6" draw:layer="layout" svg:x1="12.032cm" svg:y1="6.988cm" svg:x2="0.563cm" svg:y2="2.799cm" draw:start-shape="id4" draw:start-glue-point="6" draw:end-shape="id9" draw:end-glue-point="7" svg:d="M12032 6988h-11469v-4189" svg:viewBox="0 0 11470 4190">
          <text:p/>
        </draw:connector>
        <draw:connector draw:style-name="gr5" draw:text-style-name="P6" draw:layer="layout" svg:x1="2.862cm" svg:y1="9.516cm" svg:x2="1.683cm" svg:y2="3.123cm" draw:start-shape="id7" draw:start-glue-point="6" draw:end-shape="id9" draw:end-glue-point="8" svg:d="M2862 9516h-1179v-6393" svg:viewBox="0 0 1180 6394">
          <text:p/>
        </draw:connecto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2:29:26.357126637</meta:creation-date>
    <dc:date>2022-07-27T17:49:01.801493469</dc:date>
    <meta:editing-duration>PT8H4M35S</meta:editing-duration>
    <meta:editing-cycles>5</meta:editing-cycles>
    <meta:generator>LibreOffice/6.4.7.2$Linux_X86_64 LibreOffice_project/40$Build-2</meta:generator>
    <meta:document-statistic meta:object-count="63"/>
  </office:meta>
</office:document-meta>
</file>